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B00001E4F000012DAF0B5DDB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Times New Roman1" fo:font-size="12pt" fo:language="en" fo:country="US"/>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margin-left="0cm" fo:margin-right="0cm" fo:line-height="150%" fo:text-align="justify" style:justify-single-word="false" fo:text-indent="1.27cm" style:auto-text-indent="false"/>
      <style:text-properties style:font-name="Times New Roman1" fo:font-size="12pt" fo:language="en" fo:country="US"/>
    </style:style>
    <style:style style:name="T1" style:family="text">
      <style:text-properties style:font-name="Times New Roman1" fo:font-size="12pt" fo:language="en" fo:country="US"/>
    </style:style>
    <style:style style:name="T2" style:family="text">
      <style:text-properties style:font-name="Times New Roman1" fo:font-size="12pt" fo:language="en" fo:country="U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T. Ramirez                                                                                           October 8 2018</text:p>
      <text:p text:style-name="P1">Progress Report 3</text:p>
      <text:p text:style-name="P1">Groupmates: Rein Bugnot and Francis Laboguin</text:p>
      <text:p text:style-name="P2"> </text:p>
      <text:p text:style-name="P2">“<text:span text:style-name="T1">Handwriting Recognition Canvas using Neural Networks”</text:span></text:p>
      <text:p text:style-name="P4">The group for the past week was able to start developing each aspect of the project. That is for the neural network, the architecture was designed already. For the drawing aspect, the canvas on which the user will draw was designed, while the front end of the GUI was also designed.</text:p>
      <text:p text:style-name="P3">            <text:span text:style-name="T1">As for my contribution I was still having difficulty in looking for the proper command to track and listen to the mouse. From my research I was able to read on different functions associated to mouse events. These include the </text:span><text:span text:style-name="T2">getkeystate, mouse_event</text:span><text:span text:style-name="T1">, and the </text:span><text:span text:style-name="T2">send_input </text:span><text:span text:style-name="T1">functions. I tried to experiment with the first 2 functions, however, I found myself getting nowhere as I couldn’t understand what was happening. This week I plan to start experimenting with this new function as I have found some reading materials and examples on how to use it. Next, I was able to create a window where the user will draw on the canvas. However, upon showing it to the instructor, I was advised not to push through with the method I had done. This method was to create a Windows application on Code::Blocks. The following figure presents my work.</text:span></text:p>
      <text:p text:style-name="P2"><draw:frame draw:style-name="fr1" draw:name="graphics1" text:anchor-type="paragraph" svg:width="7.759cm" svg:height="4.826cm" draw:z-index="0"><draw:image xlink:href="Pictures/2000000B00001E4F000012DAF0B5DDB5.svm" xlink:type="simple" xlink:show="embed" xlink:actuate="onLoad"/></draw:frame></text:p>
      <text:p text:style-name="P3"> <text:span text:style-name="T1">I was advised instead to learn WxDev C++, and hence I will study this software.</text:span></text:p>
      <text:p text:style-name="P3">            <text:span text:style-name="T1">As a group the next step would be to still continue developing what we are currently tasked with. Apart from this, we should start helping each other when someone is stuck in their t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1:00:04.90</meta:creation-date>
    <meta:document-statistic meta:table-count="0" meta:image-count="1" meta:object-count="0" meta:page-count="1" meta:paragraph-count="9" meta:word-count="267" meta:character-count="1647"/>
    <dc:date>2018-11-05T11:01:00.03</dc:date>
    <dc:creator>Francis Laboguin</dc:creator>
    <meta:editing-duration>PT55S</meta:editing-duration>
    <meta:editing-cycles>1</meta:editing-cycles>
    <meta:generator>OpenOffice/4.1.5$Win32 OpenOffice.org_project/415m1$Build-9789</meta:generator>
  </office:meta>
</office:document-meta>
</file>